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na které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kteří kouzelný svitek hlídali, se probudili. Musíš je zlikvidova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ková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Od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Vy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více kouzelné many</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Stav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Stav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Součas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Teď musíš doletět k portálu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3">00.00.0000</text:date>, <text:time style:data-style-name="N2" text:time-value="19:51:55.933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2-23T19:52:21.546000000</dc:date>
    <meta:editing-duration>PT20H18M33S</meta:editing-duration>
    <meta:editing-cycles>33</meta:editing-cycles>
    <meta:document-statistic meta:table-count="1" meta:cell-count="1531" meta:object-count="0"/>
  </office:meta>
</office:document-meta>
</file>